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cf91" officeooo:paragraph-rsid="0016c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learning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3:59:06.247433276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4.2.2$Linux_x86 LibreOffice_project/40m0$Build-2</meta:generator>
  </office:meta>
</office:document-meta>
</file>